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DejaVu Sans Mono" fo:font-size="16pt" style:text-underline-style="solid" style:text-underline-width="auto" style:text-underline-color="font-color" fo:font-weight="bold" officeooo:paragraph-rsid="000a394c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normal" officeooo:paragraph-rsid="000d5242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fo:color="#2a6099" loext:opacity="100%" style:font-name="DejaVu Sans Mono" fo:font-size="10pt" fo:font-weight="bold" officeooo:paragraph-rsid="000d5242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2a6099" loext:opacity="100%" style:font-name="DejaVu Sans Mono" fo:font-size="10pt" style:text-underline-style="none" fo:font-weight="bold" officeooo:paragraph-rsid="000d5242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bold" officeooo:rsid="000a394c" officeooo:paragraph-rsid="000a394c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bold" officeooo:rsid="000d5242" officeooo:paragraph-rsid="000d5242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normal" officeooo:rsid="000a394c" officeooo:paragraph-rsid="000a394c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normal" officeooo:rsid="000a394c" officeooo:paragraph-rsid="000f353e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bold" officeooo:rsid="000a394c" officeooo:paragraph-rsid="001037f2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normal" officeooo:rsid="000a394c" officeooo:paragraph-rsid="001037f2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normal" officeooo:rsid="000a394c" officeooo:paragraph-rsid="000d5242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normal" officeooo:rsid="000a394c" officeooo:paragraph-rsid="0012d92d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bold" officeooo:rsid="000a394c" officeooo:paragraph-rsid="000f353e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normal" officeooo:rsid="000a394c" officeooo:paragraph-rsid="000f614d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normal" officeooo:rsid="000a394c" officeooo:paragraph-rsid="00125862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normal" officeooo:rsid="000a394c" officeooo:paragraph-rsid="0013f357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style:text-underline-style="none" fo:font-weight="bold" officeooo:rsid="000a394c" officeooo:paragraph-rsid="0010d8ab" style:font-size-asian="10pt" style:font-weight-asian="bold" style:font-size-complex="10pt" style:font-weight-complex="bold"/>
    </style:style>
    <style:style style:name="T1" style:family="text">
      <style:text-properties officeooo:rsid="000a394c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officeooo:rsid="00209db7" style:font-weight-asian="bold" style:font-weight-complex="bold"/>
    </style:style>
    <style:style style:name="T4" style:family="text">
      <style:text-properties fo:color="#2a6099" loext:opacity="100%" fo:font-weight="bold" officeooo:rsid="00209db7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style:use-window-font-color="true" loext:opacity="0%" fo:font-weight="bold" officeooo:rsid="000d5242" style:font-weight-asian="bold" style:font-weight-complex="bold"/>
    </style:style>
    <style:style style:name="T7" style:family="text">
      <style:text-properties fo:color="#2a6099" loext:opacity="100%" officeooo:rsid="000f353e"/>
    </style:style>
    <style:style style:name="T8" style:family="text">
      <style:text-properties fo:color="#2a6099" loext:opacity="100%"/>
    </style:style>
    <style:style style:name="T9" style:family="text">
      <style:text-properties fo:color="#2a6099" loext:opacity="100%" fo:font-weight="bold" officeooo:rsid="000f353e" style:font-weight-asian="bold" style:font-weight-complex="bold"/>
    </style:style>
    <style:style style:name="T10" style:family="text">
      <style:text-properties fo:color="#2a6099" loext:opacity="100%" officeooo:rsid="001037f2"/>
    </style:style>
    <style:style style:name="T11" style:family="text">
      <style:text-properties fo:color="#2a6099" loext:opacity="100%" fo:font-weight="bold" officeooo:rsid="001037f2" style:font-weight-asian="bold" style:font-weight-complex="bold"/>
    </style:style>
    <style:style style:name="T12" style:family="text">
      <style:text-properties officeooo:rsid="000d5242"/>
    </style:style>
    <style:style style:name="T13" style:family="text">
      <style:text-properties fo:color="#2a6099" loext:opacity="100%" fo:font-weight="bold" officeooo:rsid="000d5242" style:font-weight-asian="bold" style:font-weight-complex="bold"/>
    </style:style>
    <style:style style:name="T14" style:family="text">
      <style:text-properties style:use-window-font-color="true" loext:opacity="0%" officeooo:rsid="000f353e"/>
    </style:style>
    <style:style style:name="T15" style:family="text">
      <style:text-properties fo:color="#2a6099" loext:opacity="100%" officeooo:rsid="0010d8ab"/>
    </style:style>
    <style:style style:name="T16" style:family="text">
      <style:text-properties fo:color="#2a6099" loext:opacity="100%" officeooo:rsid="0012d92d"/>
    </style:style>
    <style:style style:name="T17" style:family="text">
      <style:text-properties fo:color="#2a6099" loext:opacity="100%" fo:font-weight="bold" officeooo:rsid="0010d8ab" style:font-weight-asian="bold" style:font-weight-complex="bold"/>
    </style:style>
    <style:style style:name="T18" style:family="text">
      <style:text-properties fo:color="#2a6099" loext:opacity="100%" fo:font-weight="bold" officeooo:rsid="0012d92d" style:font-weight-asian="bold" style:font-weight-complex="bold"/>
    </style:style>
    <style:style style:name="T19" style:family="text">
      <style:text-properties officeooo:rsid="0013f357"/>
    </style:style>
    <style:style style:name="T20" style:family="text">
      <style:text-properties fo:color="#2a6099" loext:opacity="100%" officeooo:rsid="000d52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y After Day, Jesus R</text:span>e<text:span text:style-name="T1">igns</text:span></text:p>
      <text:p text:style-name="P2"><text:line-break/><text:span text:style-name="T2">[ CHORDS </text:span><text:span text:style-name="T3">]</text:span><text:span text:style-name="T4"> <text:s/></text:span><text:span text:style-name="T5">D <text:s text:c="5"/>G <text:s text:c="5"/>Asus <text:s text:c="2"/>A <text:s text:c="5"/>Bm7 <text:s text:c="4"/></text:span><text:span text:style-name="T3">[ CAPO </text:span><text:span text:style-name="T6">2</text:span><text:span text:style-name="T3"> ]</text:span><text:span text:style-name="T5"> </text:span></text:p>
      <text:p text:style-name="P3"><text:s text:c="12"/>xoo=== ==oo== oo===o oo===o ======</text:p>
      <text:p text:style-name="P3"><text:s text:c="12"/>|||||| |||||| |||||| |||||| ||||||</text:p>
      <text:p text:style-name="P3"><text:s text:c="12"/>|||O|O |O|||| ||OO|| ||OOO| OO|O|O</text:p>
      <text:p text:style-name="P3"><text:s text:c="12"/>||||O| O|||OO ||||O| |||||| ||||O|</text:p>
      <text:p text:style-name="P4"><text:s text:c="12"/>|||||| |||||| |||||| |||||| ||O|||</text:p>
      <text:p text:style-name="P5"/>
      <text:p text:style-name="P6">INTRO <text:s text:c="6"/><text:span text:style-name="T7">| </text:span><text:span text:style-name="T8">D | G | D | Asus A |</text:span></text:p>
      <text:p text:style-name="P5"/>
      <text:p text:style-name="P5">VERSE 1 <text:s text:c="11"/><text:span text:style-name="T7">D <text:s text:c="25"/>G <text:s text:c="16"/>D</text:span></text:p>
      <text:p text:style-name="P7"><text:s text:c="12"/>In the morn-ing as I pray for the day that You have made</text:p>
      <text:p text:style-name="P8"><text:s text:c="19"/><text:span text:style-name="T9">D <text:s text:c="29"/>Asus <text:s text:c="13"/>A</text:span></text:p>
      <text:p text:style-name="P7"><text:s text:c="12"/>I have hope and I have peace for Your pre-sence is with me</text:p>
      <text:p text:style-name="P8"><text:s text:c="20"/><text:span text:style-name="T9">Bm7 <text:s text:c="11"/>G <text:s text:c="11"/>D <text:s text:c="6"/>A <text:s text:c="6"/>Bm7</text:span></text:p>
      <text:p text:style-name="P7"><text:s text:c="12"/>So what-ev-er comes my way, Lord re-mind me of this grace</text:p>
      <text:p text:style-name="P7"><text:s text:c="18"/><text:span text:style-name="T9">G <text:s text:c="16"/>D <text:s text:c="11"/>A <text:s text:c="16"/>D</text:span></text:p>
      <text:p text:style-name="P7"><text:s text:c="12"/>I can face it with this hope: Je-sus won’t for-get His own</text:p>
      <text:p text:style-name="P7"/>
      <text:p text:style-name="P9">CHORUS <text:s text:c="11"/><text:span text:style-name="T7">G <text:s text:c="7"/>D <text:s text:c="13"/>A</text:span><text:span text:style-name="T10">sus A</text:span></text:p>
      <text:p text:style-name="P10"><text:s text:c="12"/>Jesus holds me safe-ly in His hands</text:p>
      <text:p text:style-name="P10"><text:s text:c="19"/><text:span text:style-name="T9">G <text:s text:c="6"/>D <text:s text:c="14"/>A</text:span><text:span text:style-name="T11">sus A</text:span></text:p>
      <text:p text:style-name="P10"><text:span text:style-name="T12"><text:s text:c="12"/>E</text:span>v-er close he leads me in His plans</text:p>
      <text:p text:style-name="P10"><text:s text:c="19"/><text:span text:style-name="T11">Bm7</text:span><text:span text:style-name="T9"> <text:s text:c="10"/></text:span><text:span text:style-name="T11">A</text:span><text:span text:style-name="T9"> <text:s text:c="10"/></text:span><text:span text:style-name="T11">G <text:s text:c="14"/>D</text:span></text:p>
      <text:p text:style-name="P11"><text:s text:c="12"/>When I can’t see the way, I have hope and I have faith.</text:p>
      <text:p text:style-name="P12"><text:s text:c="23"/><text:span text:style-name="T11">Asus A <text:s text:c="8"/>D <text:s text:c="6"/></text:span><text:span text:style-name="T13">G <text:s/>D <text:s/>Asus A</text:span></text:p>
      <text:p text:style-name="P11"><text:s text:c="12"/>Day af-ter day, <text:s text:c="3"/>Je-sus reigns</text:p>
      <text:p text:style-name="P7"/>
      <text:p text:style-name="P13">VERSE 2 <text:s text:c="11"/><text:span text:style-name="T7">D <text:s text:c="22"/>G <text:s text:c="18"/>D</text:span></text:p>
      <text:p text:style-name="P7"><text:s text:c="12"/>In the even-ing as I rest I re-call Your faith-ful-ness</text:p>
      <text:p text:style-name="P14"><text:s text:c="20"/><text:span text:style-name="T9">D <text:s text:c="27"/>Asus <text:s text:c="11"/>A</text:span></text:p>
      <text:p text:style-name="P7"><text:s text:c="12"/>How You nev-er left my side from the morn-ing to the night</text:p>
      <text:p text:style-name="P14"><text:s text:c="19"/><text:span text:style-name="T9">Bm7 <text:s text:c="13"/>G <text:s text:c="10"/>D <text:s text:c="9"/>A <text:s text:c="7"/>Bm7</text:span></text:p>
      <text:p text:style-name="P7"><text:s text:c="12"/>Now un-til the dawn-ing sun, be the light that leads me on</text:p>
      <text:p text:style-name="P15"><text:s text:c="18"/><text:span text:style-name="T9">G <text:s text:c="16"/>D <text:s text:c="11"/>A <text:s text:c="16"/>D</text:span></text:p>
      <text:p text:style-name="P15"><text:span text:style-name="T9"><text:s text:c="12"/></text:span><text:span text:style-name="T14">I can face it with this hope: Je-sus won’t for-get His own</text:span></text:p>
      <text:p text:style-name="P5">CHORUS</text:p>
      <text:p text:style-name="P5"/>
      <text:p text:style-name="P5">BRIDGE (x2) <text:span text:style-name="T15">G <text:s text:c="9"/>D <text:s text:c="11"/>G <text:s text:c="9"/></text:span><text:span text:style-name="T16">D</text:span><text:span text:style-name="T15"> <text:s text:c="10"/>Bm7 <text:s text:c="9"/></text:span><text:span text:style-name="T16">G <text:s/>D</text:span><text:span text:style-name="T15"> <text:s text:c="3"/>A</text:span><text:span text:style-name="T16">sus A</text:span></text:p>
      <text:p text:style-name="P7"><text:s text:c="12"/>Al-ways be-fore me, and al-ways be-side me, <text:span text:style-name="T12">m</text:span>y shep-herd is al-ways close</text:p>
      <text:p text:style-name="P12"><text:s text:c="12"/><text:span text:style-name="T17">G <text:s text:c="10"/>D <text:s text:c="12"/>G <text:s text:c="11"/></text:span><text:span text:style-name="T18">D</text:span></text:p>
      <text:p text:style-name="P16"><text:s text:c="12"/>Morn-ing to evening, each day that I’m gi-ven,</text:p>
      <text:p text:style-name="P16"><text:s text:c="15"/><text:span text:style-name="T17">Bm7 <text:s text:c="9"/></text:span><text:span text:style-name="T18">G</text:span><text:span text:style-name="T17"> <text:s/></text:span><text:span text:style-name="T18">D</text:span><text:span text:style-name="T17"> <text:s text:c="3"/>A</text:span><text:span text:style-name="T18">sus A</text:span></text:p>
      <text:p text:style-name="P16"><text:s text:c="12"/><text:span text:style-name="T19">M</text:span>y shep-herd is al-ways close</text:p>
      <text:p text:style-name="P7"/>
      <text:p text:style-name="P13">VERSE 3 <text:s text:c="11"/><text:span text:style-name="T7">D <text:s text:c="27"/>G <text:s text:c="16"/>D</text:span></text:p>
      <text:p text:style-name="P7"><text:s text:c="12"/>For to-mor-row this I pray: Fa-ther help me live Your way</text:p>
      <text:p text:style-name="P14"><text:s text:c="19"/><text:span text:style-name="T9">D <text:s text:c="30"/>Asus <text:s text:c="9"/>A</text:span></text:p>
      <text:p text:style-name="P7"><text:s text:c="12"/>Ev-ery breath and ev-ery word, for the glo-ry of the Lord</text:p>
      <text:p text:style-name="P14"><text:s text:c="19"/><text:span text:style-name="T9">Bm7 <text:s text:c="15"/>G <text:s text:c="16"/>D <text:s text:c="9"/>A <text:s text:c="7"/>Bm7</text:span></text:p>
      <text:p text:style-name="P7"><text:s text:c="12"/>If the day should test my faith, <text:span text:style-name="T12">o</text:span>r fill my heart with songs of praise</text:p>
      <text:p text:style-name="P15"><text:s text:c="18"/><text:span text:style-name="T9">G <text:s text:c="16"/>D <text:s text:c="11"/>A <text:s text:c="16"/>D</text:span></text:p>
      <text:p text:style-name="P15"><text:span text:style-name="T9"><text:s text:c="12"/></text:span><text:span text:style-name="T14">I can face it with this hope: Je-sus won’t for-get His own</text:span></text:p>
      <text:p text:style-name="P5">CHORUS</text:p>
      <text:p text:style-name="P5"/>
      <text:p text:style-name="P17">OUTRO <text:s text:c="17"/><text:span text:style-name="T10">Asus A <text:s text:c="8"/>D <text:s text:c="8"/></text:span><text:span text:style-name="T7"><text:s/></text:span><text:span text:style-name="T20">D <text:s/>G <text:s/>D <text:s/>Asus A <text:s/></text:span><text:span text:style-name="T15">D</text:span><text:span text:style-name="T20"> </text:span></text:p>
      <text:p text:style-name="P7"><text:s text:c="12"/>Day af-ter day <text:s text:c="4"/>Je-sus reig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3 CityAlight Music (admin. Integrity Music). CCLI: 7220648 <text:s/>All rights reserved. International copyright secured. Used by permission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8:35:12.605613297</meta:creation-date>
    <meta:generator>LibreOffice/24.8.7.2$Linux_X86_64 LibreOffice_project/480$Build-2</meta:generator>
    <dc:date>2025-10-07T19:25:33.989850772</dc:date>
    <meta:editing-duration>PT50M18S</meta:editing-duration>
    <meta:editing-cycles>9</meta:editing-cycles>
    <meta:print-date>2025-10-07T19:08:28.138391560</meta:print-date>
    <meta:printed-by>PDF files</meta:printed-by>
    <meta:document-statistic meta:table-count="0" meta:image-count="0" meta:object-count="0" meta:page-count="1" meta:paragraph-count="51" meta:word-count="381" meta:character-count="3062" meta:non-whitespace-character-count="1373"/>
  </office:meta>
</office:document-meta>
</file>